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7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METERS</text:p>
          </table:table-cell>
          <table:table-cell table:style-name="ce3" office:value-type="string" calcext:value-type="string">
            <text:p>METERS</text:p>
          </table:table-cell>
          <table:table-cell table:style-name="Default" office:value-type="string" calcext:value-type="string">
            <text:p>ADC</text:p>
          </table:table-cell>
          <table:table-cell office:value-type="string" calcext:value-type="string">
            <text:p>PARAMS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F2]*POWER([.A2]; -[.F3]) + [.F4]" office:value-type="float" office:value="0.0542125984251968" calcext:value-type="float">
            <text:p>0.054</text:p>
          </table:table-cell>
          <table:table-cell office:value-type="float" office:value="0.0455333" calcext:value-type="float">
            <text:p>0.046</text:p>
          </table:table-cell>
          <table:table-cell table:formula="of:=POWER(([.C2]-[.F4])/[.F2]; -1/[.F3])" office:value-type="float" office:value="616.776823007256" calcext:value-type="float">
            <text:p>617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F2]*POWER([.A3]; -[.F3]) + [.F4]" office:value-type="float" office:value="0.13" calcext:value-type="float">
            <text:p>0.130</text:p>
          </table:table-cell>
          <table:table-cell office:value-type="float" office:value="0.0506502" calcext:value-type="float">
            <text:p>0.051</text:p>
          </table:table-cell>
          <table:table-cell table:formula="of:=POWER(([.C3]-[.F4])/[.F2]; -1/[.F3])" office:value-type="float" office:value="547.642726647419" calcext:value-type="float">
            <text:p>548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F2]*POWER([.A4]; -[.F3]) + [.F4]" office:value-type="float" office:value="0.0883333333333333" calcext:value-type="float">
            <text:p>0.088</text:p>
          </table:table-cell>
          <table:table-cell office:value-type="float" office:value="0.0754624" calcext:value-type="float">
            <text:p>0.075</text:p>
          </table:table-cell>
          <table:table-cell table:formula="of:=POWER(([.C4]-[.F4])/[.F2]; -1/[.F3])" office:value-type="float" office:value="354.799155294171" calcext:value-type="float">
            <text:p>355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F2]*POWER([.A5]; -[.F3]) + [.F4]" office:value-type="float" office:value="0.055" calcext:value-type="float">
            <text:p>0.055</text:p>
          </table:table-cell>
          <table:table-cell office:value-type="float" office:value="0.0754624" calcext:value-type="float">
            <text:p>0.075</text:p>
          </table:table-cell>
          <table:table-cell table:formula="of:=POWER(([.C5]-[.F4])/[.F2]; -1/[.F3])" office:value-type="float" office:value="354.799155294171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2]*POWER([.A6]; -[.F3]) + [.F4]" office:value-type="float" office:value="0.03" calcext:value-type="float">
            <text:p>0.030</text:p>
          </table:table-cell>
          <table:table-cell office:value-type="float" office:value="0.0506502" calcext:value-type="float">
            <text:p>0.051</text:p>
          </table:table-cell>
          <table:table-cell table:formula="of:=POWER(([.C6]-[.F4])/[.F2]; -1/[.F3])" office:value-type="float" office:value="547.642726647419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F2]*POWER([.A7]; -[.F3]) + [.F4]" office:value-type="float" office:value="0.0133333333333333" calcext:value-type="float">
            <text:p>0.013</text:p>
          </table:table-cell>
          <table:table-cell office:value-type="float" office:value="0.0455333" calcext:value-type="float">
            <text:p>0.046</text:p>
          </table:table-cell>
          <table:table-cell table:formula="of:=POWER(([.C7]-[.F4])/[.F2]; -1/[.F3])" office:value-type="float" office:value="616.776823007256" calcext:value-type="float">
            <text:p>61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^ measured in simulato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21:05:06.995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25:50.914200865</meta:creation-date>
    <dc:date>2018-03-30T21:12:51.725233264</dc:date>
    <meta:editing-duration>PT25M50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